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Wingdings" svg:font-family="Wingdings" style:font-adornments="Normale" style:font-pitch="variable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paragraph-rsid="000d2b30" style:font-name-complex="Arial1"/>
    </style:style>
    <style:style style:name="P2" style:family="paragraph" style:parent-style-name="List_20_Paragraph" style:list-style-name="WWNum3">
      <style:paragraph-properties fo:text-align="justify" style:justify-single-word="false">
        <style:tab-stops>
          <style:tab-stop style:position="4.974cm"/>
        </style:tab-stops>
      </style:paragraph-properties>
      <style:text-properties officeooo:paragraph-rsid="000f6dc0"/>
    </style:style>
    <style:style style:name="P3" style:family="paragraph" style:parent-style-name="List_20_Paragraph" style:list-style-name="WWNum12">
      <style:paragraph-properties fo:text-align="justify" style:justify-single-word="false">
        <style:tab-stops>
          <style:tab-stop style:position="4.974cm"/>
        </style:tab-stops>
      </style:paragraph-properties>
      <style:text-properties officeooo:paragraph-rsid="000f6dc0"/>
    </style:style>
    <style:style style:name="P4" style:family="paragraph" style:parent-style-name="List_20_Paragraph" style:list-style-name="WWNum14">
      <style:paragraph-properties fo:text-align="justify" style:justify-single-word="false">
        <style:tab-stops>
          <style:tab-stop style:position="4.974cm"/>
        </style:tab-stops>
      </style:paragraph-properties>
      <style:text-properties officeooo:paragraph-rsid="000f6dc0"/>
    </style:style>
    <style:style style:name="P5" style:family="paragraph" style:parent-style-name="List_20_Paragraph" style:list-style-name="WWNum16">
      <style:paragraph-properties fo:text-align="justify" style:justify-single-word="false">
        <style:tab-stops>
          <style:tab-stop style:position="4.974cm"/>
        </style:tab-stops>
      </style:paragraph-properties>
      <style:text-properties officeooo:paragraph-rsid="000f6dc0"/>
    </style:style>
    <style:style style:name="P6" style:family="paragraph" style:parent-style-name="List_20_Paragraph" style:list-style-name="WWNum20">
      <style:paragraph-properties fo:text-align="justify" style:justify-single-word="false">
        <style:tab-stops>
          <style:tab-stop style:position="4.974cm"/>
        </style:tab-stops>
      </style:paragraph-properties>
      <style:text-properties officeooo:paragraph-rsid="000f6dc0"/>
    </style:style>
    <style:style style:name="P7" style:family="paragraph" style:parent-style-name="List_20_Paragraph" style:list-style-name="WWNum19">
      <style:paragraph-properties fo:text-align="justify" style:justify-single-word="false">
        <style:tab-stops>
          <style:tab-stop style:position="4.974cm"/>
        </style:tab-stops>
      </style:paragraph-properties>
      <style:text-properties officeooo:paragraph-rsid="000f6dc0"/>
    </style:style>
    <style:style style:name="P8" style:family="paragraph" style:parent-style-name="List_20_Paragraph" style:list-style-name="WWNum8">
      <style:paragraph-properties fo:text-align="justify" style:justify-single-word="false">
        <style:tab-stops>
          <style:tab-stop style:position="4.974cm"/>
        </style:tab-stops>
      </style:paragraph-properties>
      <style:text-properties officeooo:paragraph-rsid="000f6dc0"/>
    </style:style>
    <style:style style:name="P9" style:family="paragraph" style:parent-style-name="List_20_Paragraph">
      <style:paragraph-properties fo:text-align="justify" style:justify-single-word="false">
        <style:tab-stops>
          <style:tab-stop style:position="4.974cm"/>
        </style:tab-stops>
      </style:paragraph-properties>
      <style:text-properties officeooo:paragraph-rsid="000f6dc0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style:font-name="Arial" fo:font-size="12pt" officeooo:paragraph-rsid="000d2b30" style:font-size-asian="12pt" style:font-name-complex="Arial1" style:font-size-complex="12pt"/>
    </style:style>
    <style:style style:name="P11" style:family="paragraph" style:parent-style-name="List_20_Paragraph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paragraph-rsid="000f6dc0" style:font-size-asian="12pt" style:font-name-complex="Arial1" style:font-size-complex="12pt"/>
    </style:style>
    <style:style style:name="P12" style:family="paragraph" style:parent-style-name="List_20_Paragraph">
      <style:paragraph-properties fo:margin-left="2.54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ize="12pt" officeooo:paragraph-rsid="000f6dc0" style:font-size-asian="12pt" style:font-name-complex="Arial1" style:font-size-complex="12pt"/>
    </style:style>
    <style:style style:name="P13" style:family="paragraph" style:parent-style-name="List_20_Paragraph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paragraph-rsid="000f6dc0" style:font-size-asian="12pt" style:font-name-complex="Arial1" style:font-size-complex="12pt" fo:background-color="#ffff00"/>
    </style:style>
    <style:style style:name="P14" style:family="paragraph" style:parent-style-name="List_20_Paragraph">
      <style:text-properties style:font-name="Arial" fo:font-size="12pt" officeooo:paragraph-rsid="000f6dc0" style:font-size-asian="12pt" style:font-name-complex="Arial1" style:font-size-complex="12pt" fo:background-color="#ffff00"/>
    </style:style>
    <style:style style:name="P15" style:family="paragraph" style:parent-style-name="List_20_Paragraph">
      <style:text-properties style:font-name="Arial" fo:font-size="12pt" officeooo:paragraph-rsid="000f6dc0" style:font-size-asian="12pt" style:font-name-complex="Arial1" style:font-size-complex="12pt"/>
    </style:style>
    <style:style style:name="P16" style:family="paragraph" style:parent-style-name="List_20_Paragraph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officeooo:paragraph-rsid="000f6dc0" style:font-name-complex="Arial1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0d2b30" style:font-size-asian="14pt" style:font-weight-asian="bold" style:font-name-complex="Arial1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officeooo:paragraph-rsid="000d2b30" style:font-size-asian="12pt" style:font-name-complex="Arial1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officeooo:paragraph-rsid="000d2b30" style:font-name-complex="Arial1"/>
    </style:style>
    <style:style style:name="P20" style:family="paragraph" style:parent-style-name="Standard">
      <style:paragraph-properties fo:text-align="justify" style:justify-single-word="false"/>
      <style:text-properties style:font-name="Arial" officeooo:paragraph-rsid="000f6dc0" style:font-name-complex="Arial1"/>
    </style:style>
    <style:style style:name="P21" style:family="paragraph" style:parent-style-name="Standard">
      <style:paragraph-properties fo:text-align="justify" style:justify-single-word="false">
        <style:tab-stops>
          <style:tab-stop style:position="2.037cm"/>
        </style:tab-stops>
      </style:paragraph-properties>
      <style:text-properties officeooo:paragraph-rsid="000f6dc0"/>
    </style:style>
    <style:style style:name="P22" style:family="paragraph" style:parent-style-name="Standard">
      <style:paragraph-properties fo:text-align="justify" style:justify-single-word="false"/>
      <style:text-properties officeooo:paragraph-rsid="000f6dc0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974cm"/>
        </style:tab-stops>
      </style:paragraph-properties>
      <style:text-properties officeooo:paragraph-rsid="000f6dc0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0f6dc0" officeooo:paragraph-rsid="000f6dc0" style:font-weight-asian="normal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2.037cm"/>
        </style:tab-stops>
      </style:paragraph-properties>
      <style:text-properties fo:font-size="12pt" fo:font-weight="normal" officeooo:paragraph-rsid="000f6dc0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justify" style:justify-single-word="false">
        <style:tab-stops>
          <style:tab-stop style:position="2.037cm"/>
        </style:tab-stops>
      </style:paragraph-properties>
      <style:text-properties fo:font-size="12pt" fo:font-weight="normal" officeooo:paragraph-rsid="000f6dc0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justify" style:justify-single-word="false">
        <style:tab-stops>
          <style:tab-stop style:position="2.037cm"/>
        </style:tab-stops>
      </style:paragraph-properties>
      <style:text-properties fo:font-size="12pt" fo:font-weight="normal" officeooo:paragraph-rsid="000f6dc0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justify" style:justify-single-word="false">
        <style:tab-stops>
          <style:tab-stop style:position="2.037cm"/>
        </style:tab-stops>
      </style:paragraph-properties>
      <style:text-properties fo:font-size="12pt" fo:font-weight="normal" officeooo:rsid="000f6dc0" officeooo:paragraph-rsid="000f6dc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0f6dc0" officeooo:paragraph-rsid="000f6dc0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style:font-name="Arial" fo:font-size="12pt" style:font-size-asian="12pt" style:font-name-complex="Arial1" style:font-size-complex="12pt" fo:background-color="#ffff00"/>
    </style:style>
    <style:style style:name="T4" style:family="text">
      <style:text-properties style:font-name="Arial" fo:font-size="12pt" fo:font-style="italic" style:font-size-asian="12pt" style:font-style-asian="italic" style:font-name-complex="Arial1" style:font-size-complex="12pt"/>
    </style:style>
    <style:style style:name="T5" style:family="text"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T6" style:family="text">
      <style:text-properties style:font-name="Arial" style:font-name-complex="Arial1"/>
    </style:style>
    <style:style style:name="T7" style:family="text">
      <style:text-properties style:font-name="Arial" officeooo:rsid="000f6dc0" style:font-name-complex="Arial1"/>
    </style:style>
    <style:style style:name="T8" style:family="text">
      <style:text-properties fo:font-size="14pt" fo:font-weight="bold" style:font-size-asian="14pt" style:font-weight-asian="bold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GETTO PER IL CORSO DI PROGRAMMAZIONE PROCEDURALE</text:p>
      <text:p text:style-name="P17"/>
      <text:p text:style-name="P18">Sessione autunnale 2021/2022.</text:p>
      <text:p text:style-name="P18"/>
      <text:p text:style-name="P18">Studenti: Geri Elisa, Spinetta Marco.</text:p>
      <text:p text:style-name="P18"/>
      <text:p text:style-name="P18">Numero di matricola: 299431, 298952.</text:p>
      <text:p text:style-name="P18"/>
      <text:p text:style-name="P18">Iscritti al 3° anno del corso di laurea triennale in INFORMATICA APPLICATA.</text:p>
      <text:p text:style-name="P18"/>
      <text:p text:style-name="P18">Indice:</text:p>
      <text:list text:style-name="WWNum1">
        <text:list-item>
          <text:p text:style-name="P10">Specifica del problema……………………………………...…....…..…...……….2</text:p>
        </text:list-item>
        <text:list-item>
          <text:p text:style-name="P10">Analisi del problema………………………………………………....….…...….….3</text:p>
        </text:list-item>
        <text:list-item>
          <text:p text:style-name="P10">Progettazione dell’algoritmo…………………………………………...………..…4</text:p>
        </text:list-item>
        <text:list-item>
          <text:p text:style-name="P10">Implementazione dell’algoritmo……………………………………………………6</text:p>
        </text:list-item>
        <text:list-item>
          <text:p text:style-name="P10">Testing del programma……………………………………………………………22</text:p>
        </text:list-item>
        <text:list-item>
          <text:p text:style-name="P10">Verifica del programma……………………………………………………………26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<text:soft-page-break/><text:span text:style-name="T8">1. Specifica del problema</text:span></text:p>
      <text:p text:style-name="P21"><text:span text:style-name="T8"/></text:p>
      <text:p text:style-name="P25">La congettura di Beal asserisce che se a x + b y = c z dove a, b, c, x, y, z ∈ N con a, b, c ≥ 1 e x, y, z ≥ 3, allora a, b, c hanno un fattore primo in comune. La congettura di Collatz asserisce che la funzione f : N&gt;0 → N&gt;0 definita ponendo f(n) = n/2 se n è pari ed f(n) = 3 · n + 1 se n è dispari genera 1 dopo un numero finito di applicazioni ai numeri man mano ottenuti. La congettura di Cramer asserisce che il valore assoluto della differenza tra due numeri primi consecutivi ≥ 11 è minore del quadrato del logaritmo naturale del più piccolo dei due numeri. Scrivere un programma ANSI C che chiede all’utente quale congettura intende considerare e poi la verifica acquisendo dalla tastiera a, b, c, x, y, z nel primo caso (se non vale a x + b y = c z , il programma lo stampa sullo schermo e poi verifica comunque se a, b, c hanno un fattore primo in comune e ne stampa l’esito sullo schermo), n &gt; 0 nel secondo caso (il programma stampa sullo schermo tutti i numeri generati), due numeri primi consecutivi ≥ 11 nel terzo caso (il programma stampa sullo schermo sia il valore assoluto della differenza tra i due numeri che il quadrato del logaritmo naturale del più piccolo dei due numeri). 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2"><text:soft-page-break/><text:span text:style-name="T1">2. Analisi del problema</text:span></text:p>
      <text:p text:style-name="P22"><text:span text:style-name="T4">Dati di ingresso del problema:</text:span></text:p>
      <text:p text:style-name="P22"><text:span text:style-name="T2">I dati di ingresso del problema sono:</text:span></text:p>
      <text:list xml:id="list1046009505" text:style-name="L1">
        <text:list-item>
          <text:p text:style-name="P29"><text:span text:style-name="T2">nel primo caso l’acquisizione di <text:s/></text:span><text:span text:style-name="T5">a, b, c, x, y, z</text:span></text:p>
        </text:list-item>
        <text:list-item>
          <text:p text:style-name="P29"><text:span text:style-name="T5">n&gt;0 nel secondo caso</text:span></text:p>
        </text:list-item>
        <text:list-item>
          <text:p text:style-name="P26"><text:span text:style-name="T6">due numeri primi consecutivi ≥ 11 nel terzo caso</text:span></text:p>
          <text:p text:style-name="P26"><text:span text:style-name="T6"/></text:p>
        </text:list-item>
      </text:list>
      <text:p text:style-name="P22"><text:span text:style-name="T4">Dati di uscita del problema:</text:span></text:p>
      <text:list text:style-name="L2">
        <text:list-item>
          <text:p text:style-name="P27"><text:span text:style-name="T7">nel primo caso </text:span><text:span text:style-name="T6">se non vale a x + b y = c z , il programma lo stampa sullo schermo e poi verifica comunque se a, b, c hanno un fattore primo in comune e ne stampa l’esito sullo schermo</text:span></text:p>
        </text:list-item>
        <text:list-item>
          <text:p text:style-name="P28"><text:span text:style-name="T6">nel secondo caso <text:s/>il programma stampa sullo schermo tutti i numeri generati</text:span></text:p>
        </text:list-item>
        <text:list-item>
          <text:p text:style-name="P28"><text:span text:style-name="T6">nel terzo caso <text:s/>il programma stampa sullo schermo sia il valore assoluto della differenza tra i due numeri che il quadrato del logaritmo naturale del più piccolo dei due numeri</text:span></text:p>
        </text:list-item>
      </text:list>
      <text:p text:style-name="P22"><text:span text:style-name="T2"/></text:p>
      <text:p text:style-name="P22"><text:span text:style-name="T4">Relazioni intercorrenti:</text:span></text:p>
      <text:p text:style-name="P24"><text:span text:style-name="T2">Per poter lavorare sul progetto si è scelto di ragionare sulla definizione matematica delle tre congetture, che sono rispettivamente: <text:s/>quella di Beal, quella di Collatz e infine quella di Cramer.</text:span></text:p>
      <text:p text:style-name="P24"><text:span text:style-name="T2">La congettura di Beal <text:s/>asserisce che se a x + b y = c z dove a, b, c, x, y, z ∈ N con a, b, c ≥ 1 e x, y, z ≥ 3, allora a, b, c hanno un fattore primo in comune.</text:span></text:p>
      <text:p text:style-name="P24"><text:span text:style-name="T2">La congettura di Collatz asserisce che la funzione f : N&gt;0 → N&gt;0 definita ponendo </text:span></text:p>
      <text:p text:style-name="P24"><text:span text:style-name="T2">f(n) = n/2 se n è pari ed f(n) = 3 · n + 1 se n è dispari genera 1 dopo un numero finito di applicazioni ai numeri man mano ottenuti.</text:span></text:p>
      <text:p text:style-name="P24"><text:span text:style-name="T2">Infine la congettura di Cramer asserisce che il valore assoluto della differenza tra due numeri primi consecutivi ≥ 11 è minore del quadrato del logaritmo naturale del più piccolo dei due numeri.</text:span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0"><text:soft-page-break/></text:p>
      <text:p text:style-name="P23"><text:span text:style-name="T1">3. Progettazione dell’algoritmo</text:span></text:p>
      <text:p text:style-name="P23"><text:span text:style-name="T4">Scelte di progetto:</text:span></text:p>
      <text:list text:style-name="WWNum3">
        <text:list-item>
          <text:p text:style-name="P2"><text:span text:style-name="T3"/></text:p>
        </text:list-item>
      </text:list>
      <text:p text:style-name="P23"><text:span text:style-name="T4">Passi dell’algoritmo:</text:span></text:p>
      <text:list xml:id="list852888119" text:style-name="WWNum12">
        <text:list-item>
          <text:p text:style-name="P3"><text:span text:style-name="T2">Come prima cosa si acquisisce da tastiera la cardinalità del primo insieme e lo si allocherà in memoria. Si è pensato di usare un array di puntatori che puntano a array di caratteri che saranno poi le parole. </text:span></text:p>
        </text:list-item>
      </text:list>
      <text:p text:style-name="P11"/>
      <text:list xml:id="list181054662436324" text:continue-numbering="true" text:style-name="WWNum12">
        <text:list-item>
          <text:p text:style-name="P3"><text:span text:style-name="T2">Nel passo successivo si va a richiamare la funzione che permette di popolare il linguaggio, in cui per ogni parola che l’utente deciderà di inserire verrà: </text:span></text:p>
        </text:list-item>
      </text:list>
      <text:list text:style-name="WWNum14">
        <text:list-item>
          <text:p text:style-name="P4"><text:span text:style-name="T2">Riallocata la memoria per la lunghezza effettiva della parola, così da evitare spreco di memoria.</text:span></text:p>
        </text:list-item>
        <text:list-item>
          <text:p text:style-name="P4"><text:span text:style-name="T2">Validata ogni singola lettera di ogni parola, affinché questa contenga solo lettere dell’alfabeto.</text:span></text:p>
        </text:list-item>
        <text:list-item>
          <text:p text:style-name="P4"><text:span text:style-name="T2">Verifica ad ogni inserimento se ci sono ripetizioni. </text:span></text:p>
        </text:list-item>
      </text:list>
      <text:p text:style-name="P12"/>
      <text:list xml:id="list181055682133233" text:continue-list="list181054662436324" text:style-name="WWNum12">
        <text:list-item>
          <text:p text:style-name="P3"><text:span text:style-name="T2">Dopo aver creato e popolato il primo insieme si andrà poi a fare lo stesso per il secondo insieme con il medesimo procedimento.</text:span></text:p>
        </text:list-item>
      </text:list>
      <text:p text:style-name="P9"><text:span text:style-name="T2"><text:s/></text:span></text:p>
      <text:list xml:id="list181053812074964" text:continue-numbering="true" text:style-name="WWNum12">
        <text:list-item>
          <text:p text:style-name="P3"><text:span text:style-name="T2">Successivamente ci si concentra sull’implementazione degli algoritmi che andranno a generare l’insieme di differenza e la composizione: </text:span></text:p>
        </text:list-item>
      </text:list>
      <text:p text:style-name="P15"/>
      <text:list xml:id="list4000074133" text:style-name="WWNum16">
        <text:list-item>
          <text:p text:style-name="P5"><text:span text:style-name="T2">Per quanto riguarda l’insieme differenza:</text:span></text:p>
        </text:list-item>
      </text:list>
      <text:list text:style-name="WWNum20">
        <text:list-item>
          <text:p text:style-name="P6"><text:span text:style-name="T2">si andrà ad inserire la differenza tra gli elementi del primo insieme e quelli del secondo. </text:span></text:p>
        </text:list-item>
        <text:list-item>
          <text:p text:style-name="P6"><text:span text:style-name="T2">si andranno a scorrere gli elementi del primo insieme e quelli del secondo insieme confrontandoli: se le parole del primo insieme sono uguali a quelle del secondo, allora non verranno inserite nell’insieme differenza, al contrario, se sono diverse tra loro, saranno aggiunte a quest’ultimo. </text:span></text:p>
        </text:list-item>
        <text:list-item>
          <text:p text:style-name="P6"><text:span text:style-name="T3">Nel caso in cui l’insieme A dovesse risultare vuoto allora anche l’insieme differenza risulterà vuoto. Viceversa se invece fosse vuoto l’insieme B avremo, nell’insieme differenza la semplice stampa dell’insieme A.</text:span></text:p>
        </text:list-item>
      </text:list>
      <text:p text:style-name="P12"/>
      <text:list xml:id="list181055469265878" text:continue-list="list4000074133" text:style-name="WWNum16">
        <text:list-item>
          <text:p text:style-name="P5"><text:span text:style-name="T3">Per la composizione: </text:span></text:p>
        </text:list-item>
      </text:list>
      <text:p text:style-name="P14"/>
      <text:list text:style-name="WWNum19">
        <text:list-item>
          <text:p text:style-name="P7"><text:span text:style-name="T3">Per il linguaggio composizione si stabilisce come cardinalità quella dell’insieme A. </text:span></text:p>
        </text:list-item>
        <text:list-item>
          <text:p text:style-name="P7"><text:span text:style-name="T3">Per ogni elemento si andrà a creare lo spazio necessario andando a sommare la lunghezza delle parole da comporre dell’insieme A e B.</text:span></text:p>
        </text:list-item>
        <text:list-item>
          <text:p text:style-name="P7"><text:span text:style-name="T3">Una volta allocata la memoria, si andrà a inserire lettera per lettera la parola dell’insieme A e poi quella dell’insieme B così da ottenere la composizione.</text:span></text:p>
        </text:list-item>
        <text:list-item>
          <text:p text:style-name="P7"><text:span text:style-name="T3">Mediante la ricorsione, rifaremo il medesimo procedimento fino a che non si terminerà di scorrere l’insieme B.</text:span><text:bookmark text:name="_GoBack"/></text:p>
        </text:list-item>
      </text:list>
      <text:p text:style-name="P15"/>
      <text:list xml:id="list181054943452358" text:continue-list="list181053812074964" text:style-name="WWNum12">
        <text:list-item>
          <text:p text:style-name="P3"><text:soft-page-break/><text:span text:style-name="T2">Infine, dopo aver generato gli insiemi sopra descritti, si invocherà la funzione di stampa così da farli visualizzare.</text:span></text:p>
        </text:list-item>
      </text:list>
      <text:p text:style-name="P11"/>
      <text:p text:style-name="P23"><text:span text:style-name="T3">Analizzando la ricorsione necessaria per effettuare la differenza dei due linguaggi avremo due casi in particolare:</text:span></text:p>
      <text:list xml:id="list3520005558" text:style-name="WWNum8">
        <text:list-item>
          <text:p text:style-name="P8"><text:span text:style-name="T3">Il caso base, detto anche caso diretto, avviene quando non sono presenti parole da inserire nel linguaggio composizione, quindi avremo l’insieme composizione vuoto come risultato.</text:span></text:p>
        </text:list-item>
      </text:list>
      <text:p text:style-name="P13"/>
      <text:list xml:id="list181055579143909" text:continue-numbering="true" text:style-name="WWNum8">
        <text:list-item>
          <text:p text:style-name="P8"><text:span text:style-name="T3">Il caso generale, invece si verifica quando il linguaggio composizione non è vuoto, quindi tramite ricorsione si andranno ad inserire le parole, date dall’applicazione degli elementi del primo insieme con quelli del secondo.</text:span></text:p>
        </text:list-item>
      </text:list>
      <text:p text:style-name="P16"/>
      <text:p text:style-name="P16"/>
      <text:p text:style-name="P16"/>
      <text:p text:style-name="P16"/>
      <text:p text:style-name="P16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3.928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198cm"/>
        </style:list-level-properties>
        <style:text-properties style:font-name="Courier New1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468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73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008cm"/>
        </style:list-level-properties>
        <style:text-properties style:font-name="Courier New1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278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548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818cm"/>
        </style:list-level-properties>
        <style:text-properties style:font-name="Courier New1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08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6T17:44:31.362000000</meta:creation-date>
    <meta:generator>LibreOffice/7.4.1.2$Windows_X86_64 LibreOffice_project/3c58a8f3a960df8bc8fd77b461821e42c061c5f0</meta:generator>
    <dc:date>2022-12-17T18:10:52.199000000</dc:date>
    <meta:editing-duration>PT46M15S</meta:editing-duration>
    <meta:editing-cycles>3</meta:editing-cycles>
    <meta:document-statistic meta:table-count="0" meta:image-count="0" meta:object-count="0" meta:page-count="5" meta:paragraph-count="56" meta:word-count="1027" meta:character-count="6004" meta:non-whitespace-character-count="5047"/>
  </office:meta>
</office:document-meta>
</file>